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SFMono-Regular" svg:font-family="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03030" style:font-name="Roboto" fo:font-size="12pt" fo:letter-spacing="normal" fo:font-style="normal" fo:font-weight="bold" officeooo:rsid="002a85c9" officeooo:paragraph-rsid="002a85c9"/>
    </style:style>
    <style:style style:name="P2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b987b" style:font-size-asian="12pt" style:font-size-complex="12pt"/>
    </style:style>
    <style:style style:name="P3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c5743" style:font-size-asian="12pt" style:font-size-complex="12pt"/>
    </style:style>
    <style:style style:name="P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P5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f8ee4" style:font-size-asian="12pt" style:font-size-complex="12pt"/>
    </style:style>
    <style:style style:name="P6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96203" officeooo:paragraph-rsid="002b987b" style:font-size-asian="12pt" style:font-size-complex="12pt"/>
    </style:style>
    <style:style style:name="P7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96203" officeooo:paragraph-rsid="002a85c9" style:font-size-asian="12pt" style:font-size-complex="12pt"/>
    </style:style>
    <style:style style:name="P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a85c9" officeooo:paragraph-rsid="002a85c9" style:font-size-asian="12pt" style:font-size-complex="12pt"/>
    </style:style>
    <style:style style:name="P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81aa7" officeooo:paragraph-rsid="00281aa7" style:font-size-asian="12pt" style:font-size-complex="12pt"/>
    </style:style>
    <style:style style:name="P1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68f33" officeooo:paragraph-rsid="00268f33" style:font-size-asian="12pt" style:font-size-complex="12pt"/>
    </style:style>
    <style:style style:name="P11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8f33" officeooo:paragraph-rsid="00268f3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d679" officeooo:paragraph-rsid="0026d679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880000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5" style:family="paragraph" style:parent-style-name="Standard">
      <style:paragraph-properties fo:break-before="page"/>
      <style:text-properties fo:font-weight="bold" officeooo:rsid="00268f33" officeooo:paragraph-rsid="00268f33" style:font-weight-asian="bold" style:font-weight-complex="bold"/>
    </style:style>
    <style:style style:name="P16" style:family="paragraph" style:parent-style-name="Text_20_body">
      <style:text-properties officeooo:rsid="00268f33" officeooo:paragraph-rsid="00268f33"/>
    </style:style>
    <style:style style:name="P17" style:family="paragraph" style:parent-style-name="Text_20_body"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a85c9" officeooo:paragraph-rsid="002a85c9" style:font-size-asian="12pt" style:font-size-complex="12pt"/>
    </style:style>
    <style:style style:name="P1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68f33" officeooo:paragraph-rsid="00268f33" style:font-size-asian="12pt" style:font-size-complex="12pt"/>
    </style:style>
    <style:style style:name="P2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81aa7" officeooo:paragraph-rsid="00281aa7" style:font-size-asian="12pt" style:font-size-complex="12pt"/>
    </style:style>
    <style:style style:name="T1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2" style:font-name="Liberation Serif" fo:font-size="12pt" fo:letter-spacing="normal" fo:font-style="normal" fo:font-weight="normal" officeooo:rsid="0026d679" style:font-size-asian="12pt" style:font-size-complex="12pt"/>
    </style:style>
    <style:style style:name="T4" style:family="text">
      <style:text-properties fo:font-variant="normal" fo:text-transform="none" fo:color="#0645ad" style:text-line-through-style="none" style:text-line-through-type="none" style:font-name="Liberation Serif" fo:font-size="12pt" fo:letter-spacing="normal" fo:font-style="normal" style:text-underline-style="none" fo:font-weight="normal" officeooo:rsid="0026d679" style:text-blinking="false" style:font-size-asian="12pt" style:font-size-complex="12pt"/>
    </style:style>
    <style:style style:name="T5" style:family="text">
      <style:text-properties fo:color="#444444" style:font-name="Liberation Serif" fo:font-weight="normal" style:font-size-asian="12pt" style:font-size-complex="12pt"/>
    </style:style>
    <style:style style:name="T6" style:family="text">
      <style:text-properties fo:color="#444444" style:font-name="Liberation Serif" fo:font-weight="normal" officeooo:rsid="00296203" style:font-size-asian="12pt" style:font-size-complex="12pt"/>
    </style:style>
    <style:style style:name="T7" style:family="text">
      <style:text-properties fo:color="#444444" style:font-name="Liberation Serif" fo:font-weight="normal" officeooo:rsid="002b987b" style:font-size-asian="12pt" style:font-size-complex="12pt"/>
    </style:style>
    <style:style style:name="T8" style:family="text">
      <style:text-properties fo:color="#444444" fo:font-weight="normal"/>
    </style:style>
    <style:style style:name="T9" style:family="text">
      <style:text-properties fo:color="#444444" fo:font-weight="normal" officeooo:rsid="00296203"/>
    </style:style>
    <style:style style:name="T10" style:family="text">
      <style:text-properties fo:color="#444444" fo:font-weight="normal" officeooo:rsid="002e41c2"/>
    </style:style>
    <style:style style:name="T11" style:family="text">
      <style:text-properties fo:color="#444444" fo:font-weight="normal" officeooo:rsid="002c5743"/>
    </style:style>
    <style:style style:name="T12" style:family="text">
      <style:text-properties officeooo:rsid="002e41c2"/>
    </style:style>
    <style:style style:name="T13" style:family="text">
      <style:text-properties fo:color="#000000" style:font-name="Liberation Serif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text-underline-style="none" officeooo:rsid="002a85c9" style:font-weight-asian="normal" style:font-weight-complex="normal"/>
    </style:style>
    <style:style style:name="T15" style:family="text">
      <style:text-properties officeooo:rsid="002f8e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V</text:span><text:span text:style-name="T8">érifier create_heatmap_file.sh est exécutable, sinon faire la commande :</text:span></text:p>
      <text:p text:style-name="P4"><text:s/>chmod +x <text:span text:style-name="T12">0_</text:span>create_heatmap_file.sh</text:p>
      <text:p text:style-name="P6"/>
      <text:p text:style-name="P2"><text:span text:style-name="T9">C</text:span><text:span text:style-name="T8">réer les fichiers .py en lançant le script : ./</text:span><text:span text:style-name="T10">0_</text:span><text:span text:style-name="T8">create_heatmap_file.sh</text:span></text:p>
      <text:p text:style-name="P4"/>
      <text:p text:style-name="P5">Copier ces fichiers <text:span text:style-name="T15">(0_</text:span>migale_instruction.sh <text:span text:style-name="T15">et les heatmap) </text:span>dans migale via FileZilla </text:p>
      <text:p text:style-name="P5"><text:span text:style-name="T12">host : </text:span><text:a xlink:type="simple" xlink:href="mailto:lklay@migale.jouy.inrae.fr" text:style-name="Internet_20_link" text:visited-style-name="Visited_20_Internet_20_Link">lklay@migale.jouy.inrae.fr</text:a><text:span text:style-name="T14">, </text:span><text:span text:style-name="T12"><text:s/>username : klay, password : même ordi, </text:span>port : 22</text:p>
      <text:p text:style-name="P7"/>
      <text:p text:style-name="P1"><text:span text:style-name="T6">P</text:span><text:span text:style-name="T5">our rentrer dans migale </text:span><text:span text:style-name="T7">via le terminal</text:span><text:span text:style-name="T5"> : ssh -X </text:span><text:a xlink:type="simple" xlink:href="mailto:lklay@migale.jouy.inrae.fr" text:style-name="Internet_20_link" text:visited-style-name="Visited_20_Internet_20_Link"><text:span text:style-name="T13">lklay@migale.jouy.inrae.fr</text:span></text:a></text:p>
      <text:p text:style-name="P8">Password : idem ordi</text:p>
      <text:p text:style-name="P8"/>
      <text:p text:style-name="P3"><text:span text:style-name="T11">Rendre exécutable</text:span><text:span text:style-name="T8"> le script migale : chmod +x </text:span><text:span text:style-name="T10">0_</text:span><text:span text:style-name="T8">migale_instruction.sh</text:span></text:p>
      <text:p text:style-name="P4">Lancer le script migale dans ce nouveau terminal : ./<text:span text:style-name="T12">0_</text:span>migale_instruction.sh</text:p>
      <text:p text:style-name="P4"/>
      <text:p text:style-name="P4"/>
      <text:p text:style-name="P15"><text:a xlink:type="simple" xlink:href="https://debian-facile.org/doc:systeme:commandes:creer" text:style-name="Internet_20_link" text:visited-style-name="Visited_20_Internet_20_Link"><text:span text:style-name="T1">https://debian-facile.org/doc:systeme:commandes:creer</text:span></text:a></text:p>
      <text:p text:style-name="P12"/>
      <text:p text:style-name="P12"/>
      <text:p text:style-name="P12">Créer un fichier : </text:p>
      <text:p text:style-name="P10">&gt; fichier <text:s text:c="12"/>(avec .sh, .txt, etc…)</text:p>
      <text:p text:style-name="P9">touch fichier <text:s text:c="6"/>(autre option)</text:p>
      <text:p text:style-name="P9"/>
      <text:p text:style-name="P12">Editer un fichier : </text:p>
      <text:p text:style-name="P10">vim fichier</text:p>
      <text:p text:style-name="P10">puis dedans “i” pour éditer, “escape touch” pour arrêter, “:wq” pour enregistrer les modifications et sortir.</text:p>
      <text:p text:style-name="P10"/>
      <text:p text:style-name="P13">Visualiser le contenu d’un fichier sans le modifier : </text:p>
      <text:p text:style-name="P16"><text:span text:style-name="T2">Contrairement à “</text:span><text:span text:style-name="T3">vi”</text:span><text:span text:style-name="Teletype"><text:span text:style-name="T4"> </text:span></text:span><text:span text:style-name="T2">(qui permet aussi de visualiser des fichiers), “</text:span><text:span text:style-name="Teletype"><text:span text:style-name="T2">less” </text:span></text:span><text:span text:style-name="T2">n'a pas besoin de charger entièrement le fichier en mémoire et s'ouvre donc très rapidement même pour consulter de gros fichiers.</text:span></text:p>
      <text:p text:style-name="P17"><text:line-break/></text:p>
      <text:p text:style-name="P10"/>
      <text:p text:style-name="P1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SFMono-Regular" svg:font-family="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4:40:48.523427468</meta:creation-date>
    <dc:date>2021-11-11T12:51:56.730041775</dc:date>
    <meta:editing-duration>P5DT6H16M3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58" meta:character-count="1140" meta:non-whitespace-character-count="975"/>
  </office:meta>
</office:document-meta>
</file>